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ypeReference.of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TypeReference.SimpleTypeReference( String packageName , String simpleName , @ Nullable TypeReference enclosin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Reference.createTypeReference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TypeReference.buildName( @ Nullable TypeReference type , StringBuilder s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TypeReference.is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Reference.getCanonical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TypeReference.isValidClassName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TypeReference.isPrim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